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6" table:style-name="ta1">
        <table:shapes>
          <draw:frame draw:z-index="0" draw:style-name="gr1" draw:text-style-name="P1" svg:width="453.15pt" svg:height="255.51pt" svg:x="441.35pt" svg:y="11.79pt">
            <loext:p draw:notify-on-update-of-ranges="'Test Ratio 0.6'.B2:'Test Ratio 0.6'.B2 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 'Test Ratio 0.6'.B12:'Test Ratio 0.6'.B12 'Test Ratio 0.6'.C12:'Test Ratio 0.6'.G12 'Test Ratio 0.6'.B13:'Test Ratio 0.6'.B13 'Test Ratio 0.6'.C13:'Test Ratio 0.6'.G13 'Test Ratio 0.6'.B14:'Test Ratio 0.6'.B14 'Test Ratio 0.6'.C14:'Test Ratio 0.6'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71615107026" calcext:value-type="float">
            <text:p>0.971615107026</text:p>
          </table:table-cell>
          <table:table-cell office:value-type="float" office:value="0.995658203543" calcext:value-type="float">
            <text:p>0.995658203543</text:p>
          </table:table-cell>
          <table:table-cell office:value-type="float" office:value="0.988123202888" calcext:value-type="float">
            <text:p>0.988123202888</text:p>
          </table:table-cell>
          <table:table-cell office:value-type="float" office:value="0.968050162909" calcext:value-type="float">
            <text:p>0.968050162909</text:p>
          </table:table-cell>
          <table:table-cell office:value-type="float" office:value="0.621675298907" calcext:value-type="float">
            <text:p>0.62167529890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29379801202" calcext:value-type="float">
            <text:p>0.729379801202</text:p>
          </table:table-cell>
          <table:table-cell office:value-type="float" office:value="0.842662485494" calcext:value-type="float">
            <text:p>0.842662485494</text:p>
          </table:table-cell>
          <table:table-cell office:value-type="float" office:value="0.821836584808" calcext:value-type="float">
            <text:p>0.821836584808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3659425892" calcext:value-type="float">
            <text:p>0.623659425892</text:p>
          </table:table-cell>
        </table:table-row>
        <table:table-row table:style-name="ro2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47474046984" calcext:value-type="float">
            <text:p>0.747474046984</text:p>
          </table:table-cell>
          <table:table-cell office:value-type="float" office:value="0.644309802045" calcext:value-type="float">
            <text:p>0.644309802045</text:p>
          </table:table-cell>
          <table:table-cell office:value-type="float" office:value="0.649778175102" calcext:value-type="float">
            <text:p>0.649778175102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14396674223" calcext:value-type="float">
            <text:p>0.614396674223</text:p>
          </table:table-cell>
          <table:table-cell office:value-type="float" office:value="0.633849386109" calcext:value-type="float">
            <text:p>0.633849386109</text:p>
          </table:table-cell>
          <table:table-cell office:value-type="float" office:value="0.658607464986" calcext:value-type="float">
            <text:p>0.658607464986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28344355257" calcext:value-type="float">
            <text:p>0.628344355257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5199377456" calcext:value-type="float">
            <text:p>0.635199377456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392389533" calcext:value-type="float">
            <text:p>0.63392389533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5196791783" calcext:value-type="float">
            <text:p>0.635196791783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7" table:style-name="ta1">
        <table:shapes>
          <draw:frame draw:z-index="0" draw:style-name="gr1" draw:text-style-name="P1" svg:width="453.51pt" svg:height="255.09pt" svg:x="464.66pt" svg:y="13.07pt">
            <loext:p draw:notify-on-update-of-ranges="'Test Ratio 0.7'.B2:'Test Ratio 0.7'.B2 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 'Test Ratio 0.7'.B11:'Test Ratio 0.7'.B11 'Test Ratio 0.7'.C11:'Test Ratio 0.7'.G11 'Test Ratio 0.7'.B12:'Test Ratio 0.7'.B12 'Test Ratio 0.7'.C12:'Test Ratio 0.7'.G12 'Test Ratio 0.7'.B13:'Test Ratio 0.7'.B13 'Test Ratio 0.7'.C13:'Test Ratio 0.7'.G13 'Test Ratio 0.7'.B14:'Test Ratio 0.7'.B14 'Test Ratio 0.7'.C14:'Test Ratio 0.7'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200341113379" calcext:value-type="float">
            <text:p>0.200341113379</text:p>
          </table:table-cell>
          <table:table-cell office:value-type="float" office:value="0.998940047033" calcext:value-type="float">
            <text:p>0.998940047033</text:p>
          </table:table-cell>
          <table:table-cell office:value-type="float" office:value="0.845706236857" calcext:value-type="float">
            <text:p>0.845706236857</text:p>
          </table:table-cell>
          <table:table-cell office:value-type="float" office:value="0.594831480711" calcext:value-type="float">
            <text:p>0.594831480711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400121978713" calcext:value-type="float">
            <text:p>0.400121978713</text:p>
          </table:table-cell>
          <table:table-cell office:value-type="float" office:value="0.66561095893" calcext:value-type="float">
            <text:p>0.66561095893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59992657624" calcext:value-type="float">
            <text:p>0.59992657624</text:p>
          </table:table-cell>
          <table:table-cell office:value-type="float" office:value="0.633967328299" calcext:value-type="float">
            <text:p>0.63396732829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40544824211" calcext:value-type="float">
            <text:p>0.640544824211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50.06pt" svg:y="13.83pt">
            <loext:p draw:notify-on-update-of-ranges="'Test Ratio 0.8'.B2:'Test Ratio 0.8'.B2 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 'Test Ratio 0.8'.B12:'Test Ratio 0.8'.B12 'Test Ratio 0.8'.C12:'Test Ratio 0.8'.G12 'Test Ratio 0.8'.B13:'Test Ratio 0.8'.B13 'Test Ratio 0.8'.C13:'Test Ratio 0.8'.G13 'Test Ratio 0.8'.B14:'Test Ratio 0.8'.B14 'Test Ratio 0.8'.C14:'Test Ratio 0.8'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86756027884" calcext:value-type="float">
            <text:p>0.986756027884</text:p>
          </table:table-cell>
          <table:table-cell office:value-type="float" office:value="0.293780090095" calcext:value-type="float">
            <text:p>0.293780090095</text:p>
          </table:table-cell>
          <table:table-cell office:value-type="float" office:value="0.370314268056" calcext:value-type="float">
            <text:p>0.370314268056</text:p>
          </table:table-cell>
          <table:table-cell office:value-type="float" office:value="0.626731841904" calcext:value-type="float">
            <text:p>0.626731841904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28045005724" calcext:value-type="float">
            <text:p>0.728045005724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0342651057" calcext:value-type="float">
            <text:p>0.640342651057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36258269946" calcext:value-type="float">
            <text:p>0.636258269946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9081805005" calcext:value-type="float">
            <text:p>0.639081805005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23:50:33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09T01:31:03.545000000</dc:date>
    <meta:editing-duration>PT7H32M37S</meta:editing-duration>
    <meta:editing-cycles>26</meta:editing-cycles>
    <meta:generator>LibreOffice/5.2.0.4$Windows_x86 LibreOffice_project/066b007f5ebcc236395c7d282ba488bca6720265</meta:generator>
    <meta:document-statistic meta:table-count="3" meta:cell-count="2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7cm" svg:height="9.015cm" xlink:href=".." xlink:type="simple" chart:class="chart:bar" chart:style-name="ch1">
        <chart:title svg:x="2.971cm" svg:y="0.316cm" chart:style-name="ch2">
          <text:p>Occupancy Sensing Accuracy vs Labeling Period</text:p>
        </chart:title>
        <chart:subtitle svg:x="6.485cm" svg:y="1.302cm" chart:style-name="ch3">
          <text:p>with test ratio 0.6</text:p>
        </chart:subtitle>
        <chart:legend chart:legend-position="end" svg:x="14.456cm" svg:y="1.517cm" style:legend-expansion="high" chart:style-name="ch4"/>
        <chart:plot-area chart:style-name="ch5" table:cell-range-address="'Test Ratio 0.6'.B2:'Test Ratio 0.6'.G14" chart:data-source-has-labels="both" svg:x="1.313cm" svg:y="2.155cm" svg:width="12.824cm" svg:height="5.716cm">
          <chartooo:coordinate-region svg:x="2.058cm" svg:y="2.351cm" svg:width="12.079cm" svg:height="4.881cm"/>
          <chart:axis chart:dimension="x" chart:name="primary-x" chart:style-name="ch6" chartooo:axis-type="auto">
            <chartooo:date-scale/>
            <chart:title svg:x="5.481cm" svg:y="8.052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14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series chart:style-name="ch20" chart:values-cell-range-address="'Test Ratio 0.6'.C12:'Test Ratio 0.6'.G12" chart:label-cell-address="'Test Ratio 0.6'.B12:'Test Ratio 0.6'.B12" chart:class="chart:bar">
            <chart:data-point chart:repeated="5"/>
          </chart:series>
          <chart:series chart:style-name="ch21" chart:values-cell-range-address="'Test Ratio 0.6'.C13:'Test Ratio 0.6'.G13" chart:label-cell-address="'Test Ratio 0.6'.B13:'Test Ratio 0.6'.B13" chart:class="chart:bar">
            <chart:data-point chart:repeated="5"/>
          </chart:series>
          <chart:series chart:style-name="ch22" chart:values-cell-range-address="'Test Ratio 0.6'.C14:'Test Ratio 0.6'.G14" chart:label-cell-address="'Test Ratio 0.6'.B14:'Test Ratio 0.6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971615107026">
                <text:p>0.971615107026</text:p>
                <draw:g>
                  <svg:desc>'Test Ratio 0.6'.C3:'Test Ratio 0.6'.G3</svg:desc>
                </draw:g>
              </table:table-cell>
              <table:table-cell office:value-type="float" office:value="0.995658203543">
                <text:p>0.995658203543</text:p>
              </table:table-cell>
              <table:table-cell office:value-type="float" office:value="0.988123202888">
                <text:p>0.988123202888</text:p>
              </table:table-cell>
              <table:table-cell office:value-type="float" office:value="0.968050162909">
                <text:p>0.968050162909</text:p>
              </table:table-cell>
              <table:table-cell office:value-type="float" office:value="0.621675298907">
                <text:p>0.621675298907</text:p>
              </table:table-cell>
            </table:table-row>
            <table:table-row>
              <table:table-cell office:value-type="string">
                <text:p>2</text:p>
                <draw:g>
                  <svg:desc>'Test Ratio 0.6'.B4:'Test Ratio 0.6'.B4</svg:desc>
                </draw:g>
              </table:table-cell>
              <table:table-cell office:value-type="float" office:value="0.729379801202">
                <text:p>0.729379801202</text:p>
                <draw:g>
                  <svg:desc>'Test Ratio 0.6'.C4:'Test Ratio 0.6'.G4</svg:desc>
                </draw:g>
              </table:table-cell>
              <table:table-cell office:value-type="float" office:value="0.842662485494">
                <text:p>0.842662485494</text:p>
              </table:table-cell>
              <table:table-cell office:value-type="float" office:value="0.821836584808">
                <text:p>0.821836584808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3659425892">
                <text:p>0.623659425892</text:p>
              </table:table-cell>
            </table:table-row>
            <table:table-row>
              <table:table-cell office:value-type="string">
                <text:p>3</text:p>
                <draw:g>
                  <svg:desc>'Test Ratio 0.6'.B5:'Test Ratio 0.6'.B5</svg:desc>
                </draw:g>
              </table:table-cell>
              <table:table-cell office:value-type="float" office:value="0.747474046984">
                <text:p>0.747474046984</text:p>
                <draw:g>
                  <svg:desc>'Test Ratio 0.6'.C5:'Test Ratio 0.6'.G5</svg:desc>
                </draw:g>
              </table:table-cell>
              <table:table-cell office:value-type="float" office:value="0.644309802045">
                <text:p>0.644309802045</text:p>
              </table:table-cell>
              <table:table-cell office:value-type="float" office:value="0.649778175102">
                <text:p>0.649778175102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4</text:p>
                <draw:g>
                  <svg:desc>'Test Ratio 0.6'.B6:'Test Ratio 0.6'.B6</svg:desc>
                </draw:g>
              </table:table-cell>
              <table:table-cell office:value-type="float" office:value="0.614396674223">
                <text:p>0.614396674223</text:p>
                <draw:g>
                  <svg:desc>'Test Ratio 0.6'.C6:'Test Ratio 0.6'.G6</svg:desc>
                </draw:g>
              </table:table-cell>
              <table:table-cell office:value-type="float" office:value="0.633849386109">
                <text:p>0.633849386109</text:p>
              </table:table-cell>
              <table:table-cell office:value-type="float" office:value="0.658607464986">
                <text:p>0.658607464986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5</text:p>
                <draw:g>
                  <svg:desc>'Test Ratio 0.6'.B7:'Test Ratio 0.6'.B7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7:'Test Ratio 0.6'.G7</svg:desc>
                </draw:g>
              </table:table-cell>
              <table:table-cell office:value-type="float" office:value="0.628344355257">
                <text:p>0.628344355257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10</text:p>
                <draw:g>
                  <svg:desc>'Test Ratio 0.6'.B8:'Test Ratio 0.6'.B8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8:'Test Ratio 0.6'.G8</svg:desc>
                </draw:g>
              </table:table-cell>
              <table:table-cell office:value-type="float" office:value="0.635199377456">
                <text:p>0.635199377456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30</text:p>
                <draw:g>
                  <svg:desc>'Test Ratio 0.6'.B9:'Test Ratio 0.6'.B9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9:'Test Ratio 0.6'.G9</svg:desc>
                </draw:g>
              </table:table-cell>
              <table:table-cell office:value-type="float" office:value="0.63392389533">
                <text:p>0.63392389533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60</text:p>
                <draw:g>
                  <svg:desc>'Test Ratio 0.6'.B10:'Test Ratio 0.6'.B10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10:'Test Ratio 0.6'.G10</svg:desc>
                </draw:g>
              </table:table-cell>
              <table:table-cell office:value-type="float" office:value="0.635196791783">
                <text:p>0.635196791783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3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600</text:p>
                <draw:g>
                  <svg:desc>'Test Ratio 0.6'.B12:'Test Ratio 0.6'.B12</svg:desc>
                </draw:g>
              </table:table-cell>
              <table:table-cell office:value-type="float" office:value="NaN">
                <text:p>NaN</text:p>
                <draw:g>
                  <svg:desc>'Test Ratio 0.6'.C12:'Test Ratio 0.6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900</text:p>
                <draw:g>
                  <svg:desc>'Test Ratio 0.6'.B13:'Test Ratio 0.6'.B13</svg:desc>
                </draw:g>
              </table:table-cell>
              <table:table-cell office:value-type="float" office:value="NaN">
                <text:p>NaN</text:p>
                <draw:g>
                  <svg:desc>'Test Ratio 0.6'.C13:'Test Ratio 0.6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1800</text:p>
                <draw:g>
                  <svg:desc>'Test Ratio 0.6'.B14:'Test Ratio 0.6'.B14</svg:desc>
                </draw:g>
              </table:table-cell>
              <table:table-cell office:value-type="float" office:value="NaN">
                <text:p>NaN</text:p>
                <draw:g>
                  <svg:desc>'Test Ratio 0.6'.C14:'Test Ratio 0.6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469cm" svg:y="1.51cm" style:legend-expansion="high" chart:style-name="ch4"/>
        <chart:plot-area chart:style-name="ch5" table:cell-range-address="'Test Ratio 0.7'.B2:'Test Ratio 0.7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series chart:style-name="ch19" chart:values-cell-range-address="'Test Ratio 0.7'.C11:'Test Ratio 0.7'.G11" chart:label-cell-address="'Test Ratio 0.7'.B11:'Test Ratio 0.7'.B11" chart:class="chart:bar">
            <chart:data-point chart:repeated="5"/>
          </chart:series>
          <chart:series chart:style-name="ch20" chart:values-cell-range-address="'Test Ratio 0.7'.C12:'Test Ratio 0.7'.G12" chart:label-cell-address="'Test Ratio 0.7'.B12:'Test Ratio 0.7'.B12" chart:class="chart:bar">
            <chart:data-point chart:repeated="5"/>
          </chart:series>
          <chart:series chart:style-name="ch21" chart:values-cell-range-address="'Test Ratio 0.7'.C13:'Test Ratio 0.7'.G13" chart:label-cell-address="'Test Ratio 0.7'.B13:'Test Ratio 0.7'.B13" chart:class="chart:bar">
            <chart:data-point chart:repeated="5"/>
          </chart:series>
          <chart:series chart:style-name="ch22" chart:values-cell-range-address="'Test Ratio 0.7'.C14:'Test Ratio 0.7'.G14" chart:label-cell-address="'Test Ratio 0.7'.B14:'Test Ratio 0.7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200341113379">
                <text:p>0.200341113379</text:p>
                <draw:g>
                  <svg:desc>'Test Ratio 0.7'.C3:'Test Ratio 0.7'.G3</svg:desc>
                </draw:g>
              </table:table-cell>
              <table:table-cell office:value-type="float" office:value="0.998940047033">
                <text:p>0.998940047033</text:p>
              </table:table-cell>
              <table:table-cell office:value-type="float" office:value="0.845706236857">
                <text:p>0.845706236857</text:p>
              </table:table-cell>
              <table:table-cell office:value-type="float" office:value="0.594831480711">
                <text:p>0.594831480711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2</text:p>
                <draw:g>
                  <svg:desc>'Test Ratio 0.7'.B4:'Test Ratio 0.7'.B4</svg:desc>
                </draw:g>
              </table:table-cell>
              <table:table-cell office:value-type="float" office:value="0.400121978713">
                <text:p>0.400121978713</text:p>
                <draw:g>
                  <svg:desc>'Test Ratio 0.7'.C4:'Test Ratio 0.7'.G4</svg:desc>
                </draw:g>
              </table:table-cell>
              <table:table-cell office:value-type="float" office:value="0.66561095893">
                <text:p>0.66561095893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3</text:p>
                <draw:g>
                  <svg:desc>'Test Ratio 0.7'.B5:'Test Ratio 0.7'.B5</svg:desc>
                </draw:g>
              </table:table-cell>
              <table:table-cell office:value-type="float" office:value="0.59992657624">
                <text:p>0.59992657624</text:p>
                <draw:g>
                  <svg:desc>'Test Ratio 0.7'.C5:'Test Ratio 0.7'.G5</svg:desc>
                </draw:g>
              </table:table-cell>
              <table:table-cell office:value-type="float" office:value="0.633967328299">
                <text:p>0.63396732829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4</text:p>
                <draw:g>
                  <svg:desc>'Test Ratio 0.7'.B6:'Test Ratio 0.7'.B6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6:'Test Ratio 0.7'.G6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5</text:p>
                <draw:g>
                  <svg:desc>'Test Ratio 0.7'.B7:'Test Ratio 0.7'.B7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7:'Test Ratio 0.7'.G7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10</text:p>
                <draw:g>
                  <svg:desc>'Test Ratio 0.7'.B8:'Test Ratio 0.7'.B8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8:'Test Ratio 0.7'.G8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30</text:p>
                <draw:g>
                  <svg:desc>'Test Ratio 0.7'.B9:'Test Ratio 0.7'.B9</svg:desc>
                </draw:g>
              </table:table-cell>
              <table:table-cell office:value-type="float" office:value="0.640544824211">
                <text:p>0.640544824211</text:p>
                <draw:g>
                  <svg:desc>'Test Ratio 0.7'.C9:'Test Ratio 0.7'.G9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60</text:p>
                <draw:g>
                  <svg:desc>'Test Ratio 0.7'.B10:'Test Ratio 0.7'.B10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10:'Test Ratio 0.7'.G10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300</text:p>
                <draw:g>
                  <svg:desc>'Test Ratio 0.7'.B11:'Test Ratio 0.7'.B11</svg:desc>
                </draw:g>
              </table:table-cell>
              <table:table-cell office:value-type="float" office:value="NaN">
                <text:p>NaN</text:p>
                <draw:g>
                  <svg:desc>'Test Ratio 0.7'.C11:'Test Ratio 0.7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600</text:p>
                <draw:g>
                  <svg:desc>'Test Ratio 0.7'.B12:'Test Ratio 0.7'.B12</svg:desc>
                </draw:g>
              </table:table-cell>
              <table:table-cell office:value-type="float" office:value="NaN">
                <text:p>NaN</text:p>
                <draw:g>
                  <svg:desc>'Test Ratio 0.7'.C12:'Test Ratio 0.7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900</text:p>
                <draw:g>
                  <svg:desc>'Test Ratio 0.7'.B13:'Test Ratio 0.7'.B13</svg:desc>
                </draw:g>
              </table:table-cell>
              <table:table-cell office:value-type="float" office:value="NaN">
                <text:p>NaN</text:p>
                <draw:g>
                  <svg:desc>'Test Ratio 0.7'.C13:'Test Ratio 0.7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1800</text:p>
                <draw:g>
                  <svg:desc>'Test Ratio 0.7'.B14:'Test Ratio 0.7'.B14</svg:desc>
                </draw:g>
              </table:table-cell>
              <table:table-cell office:value-type="float" office:value="NaN">
                <text:p>NaN</text:p>
                <draw:g>
                  <svg:desc>'Test Ratio 0.7'.C14:'Test Ratio 0.7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1.508cm" style:legend-expansion="high" chart:style-name="ch4"/>
        <chart:plot-area chart:style-name="ch5" table:cell-range-address="'Test Ratio 0.8'.B2:'Test Ratio 0.8'.G14" chart:data-source-has-labels="both" svg:x="1.313cm" svg:y="2.152cm" svg:width="12.823cm" svg:height="5.701cm">
          <chartooo:coordinate-region svg:x="2.058cm" svg:y="2.348cm" svg:width="12.078cm" svg:height="4.866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series chart:style-name="ch20" chart:values-cell-range-address="'Test Ratio 0.8'.C12:'Test Ratio 0.8'.G12" chart:label-cell-address="'Test Ratio 0.8'.B12:'Test Ratio 0.8'.B12" chart:class="chart:bar">
            <chart:data-point chart:repeated="5"/>
          </chart:series>
          <chart:series chart:style-name="ch21" chart:values-cell-range-address="'Test Ratio 0.8'.C13:'Test Ratio 0.8'.G13" chart:label-cell-address="'Test Ratio 0.8'.B13:'Test Ratio 0.8'.B13" chart:class="chart:bar">
            <chart:data-point chart:repeated="5"/>
          </chart:series>
          <chart:series chart:style-name="ch22" chart:values-cell-range-address="'Test Ratio 0.8'.C14:'Test Ratio 0.8'.G14" chart:label-cell-address="'Test Ratio 0.8'.B14:'Test Ratio 0.8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986756027884">
                <text:p>0.986756027884</text:p>
                <draw:g>
                  <svg:desc>'Test Ratio 0.8'.C3:'Test Ratio 0.8'.G3</svg:desc>
                </draw:g>
              </table:table-cell>
              <table:table-cell office:value-type="float" office:value="0.293780090095">
                <text:p>0.293780090095</text:p>
              </table:table-cell>
              <table:table-cell office:value-type="float" office:value="0.370314268056">
                <text:p>0.370314268056</text:p>
              </table:table-cell>
              <table:table-cell office:value-type="float" office:value="0.626731841904">
                <text:p>0.626731841904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2</text:p>
                <draw:g>
                  <svg:desc>'Test Ratio 0.8'.B4:'Test Ratio 0.8'.B4</svg:desc>
                </draw:g>
              </table:table-cell>
              <table:table-cell office:value-type="float" office:value="0.728045005724">
                <text:p>0.728045005724</text:p>
                <draw:g>
                  <svg:desc>'Test Ratio 0.8'.C4:'Test Ratio 0.8'.G4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0342651057">
                <text:p>0.640342651057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3</text:p>
                <draw:g>
                  <svg:desc>'Test Ratio 0.8'.B5:'Test Ratio 0.8'.B5</svg:desc>
                </draw:g>
              </table:table-cell>
              <table:table-cell office:value-type="float" office:value="0.636258269946">
                <text:p>0.636258269946</text:p>
                <draw:g>
                  <svg:desc>'Test Ratio 0.8'.C5:'Test Ratio 0.8'.G5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4</text:p>
                <draw:g>
                  <svg:desc>'Test Ratio 0.8'.B6:'Test Ratio 0.8'.B6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6:'Test Ratio 0.8'.G6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5</text:p>
                <draw:g>
                  <svg:desc>'Test Ratio 0.8'.B7:'Test Ratio 0.8'.B7</svg:desc>
                </draw:g>
              </table:table-cell>
              <table:table-cell office:value-type="float" office:value="0.639081805005">
                <text:p>0.639081805005</text:p>
                <draw:g>
                  <svg:desc>'Test Ratio 0.8'.C7:'Test Ratio 0.8'.G7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10</text:p>
                <draw:g>
                  <svg:desc>'Test Ratio 0.8'.B8:'Test Ratio 0.8'.B8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8:'Test Ratio 0.8'.G8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30</text:p>
                <draw:g>
                  <svg:desc>'Test Ratio 0.8'.B9:'Test Ratio 0.8'.B9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9:'Test Ratio 0.8'.G9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60</text:p>
                <draw:g>
                  <svg:desc>'Test Ratio 0.8'.B10:'Test Ratio 0.8'.B10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10:'Test Ratio 0.8'.G10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3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600</text:p>
                <draw:g>
                  <svg:desc>'Test Ratio 0.8'.B12:'Test Ratio 0.8'.B12</svg:desc>
                </draw:g>
              </table:table-cell>
              <table:table-cell office:value-type="float" office:value="NaN">
                <text:p>NaN</text:p>
                <draw:g>
                  <svg:desc>'Test Ratio 0.8'.C12:'Test Ratio 0.8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900</text:p>
                <draw:g>
                  <svg:desc>'Test Ratio 0.8'.B13:'Test Ratio 0.8'.B13</svg:desc>
                </draw:g>
              </table:table-cell>
              <table:table-cell office:value-type="float" office:value="NaN">
                <text:p>NaN</text:p>
                <draw:g>
                  <svg:desc>'Test Ratio 0.8'.C13:'Test Ratio 0.8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1800</text:p>
                <draw:g>
                  <svg:desc>'Test Ratio 0.8'.B14:'Test Ratio 0.8'.B14</svg:desc>
                </draw:g>
              </table:table-cell>
              <table:table-cell office:value-type="float" office:value="NaN">
                <text:p>NaN</text:p>
                <draw:g>
                  <svg:desc>'Test Ratio 0.8'.C14:'Test Ratio 0.8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